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5154" officeooo:paragraph-rsid="00115154"/>
    </style:style>
    <style:style style:name="P2" style:family="paragraph" style:parent-style-name="Standard">
      <style:text-properties officeooo:rsid="001210a4" officeooo:paragraph-rsid="001210a4"/>
    </style:style>
    <style:style style:name="P3" style:family="paragraph" style:parent-style-name="Standard">
      <style:text-properties officeooo:rsid="0012b109" officeooo:paragraph-rsid="0012b109"/>
    </style:style>
    <style:style style:name="P4" style:family="paragraph" style:parent-style-name="Standard">
      <style:text-properties officeooo:rsid="0013b7a6" officeooo:paragraph-rsid="0013b7a6"/>
    </style:style>
    <style:style style:name="P5" style:family="paragraph" style:parent-style-name="Standard">
      <style:text-properties officeooo:rsid="0015d24d" officeooo:paragraph-rsid="0015d24d"/>
    </style:style>
    <style:style style:name="P6" style:family="paragraph" style:parent-style-name="Standard">
      <style:text-properties officeooo:rsid="001606bb" officeooo:paragraph-rsid="001606bb"/>
    </style:style>
    <style:style style:name="P7" style:family="paragraph" style:parent-style-name="Standard">
      <style:text-properties officeooo:rsid="001606bb" officeooo:paragraph-rsid="001988d1"/>
    </style:style>
    <style:style style:name="P8" style:family="paragraph" style:parent-style-name="Standard">
      <style:text-properties officeooo:rsid="001606bb" officeooo:paragraph-rsid="001c700d"/>
    </style:style>
    <style:style style:name="P9" style:family="paragraph" style:parent-style-name="Standard">
      <style:text-properties officeooo:rsid="001728d1" officeooo:paragraph-rsid="001728d1"/>
    </style:style>
    <style:style style:name="P10" style:family="paragraph" style:parent-style-name="Standard">
      <style:text-properties officeooo:rsid="001c700d" officeooo:paragraph-rsid="001c700d"/>
    </style:style>
    <style:style style:name="P11" style:family="paragraph" style:parent-style-name="Standard">
      <style:text-properties officeooo:rsid="001ecbae" officeooo:paragraph-rsid="001ecbae"/>
    </style:style>
    <style:style style:name="P12" style:family="paragraph" style:parent-style-name="Standard">
      <style:text-properties officeooo:rsid="001ff2d2" officeooo:paragraph-rsid="001ff2d2"/>
    </style:style>
    <style:style style:name="P13" style:family="paragraph" style:parent-style-name="Standard">
      <style:text-properties officeooo:rsid="00216ec9" officeooo:paragraph-rsid="00216ec9"/>
    </style:style>
    <style:style style:name="P14" style:family="paragraph" style:parent-style-name="Standard">
      <style:text-properties officeooo:rsid="00220825" officeooo:paragraph-rsid="00220825"/>
    </style:style>
    <style:style style:name="P15" style:family="paragraph" style:parent-style-name="Standard">
      <style:text-properties officeooo:rsid="0023a1c2" officeooo:paragraph-rsid="0023a1c2"/>
    </style:style>
    <style:style style:name="P16" style:family="paragraph" style:parent-style-name="Standard">
      <style:text-properties officeooo:rsid="0023f87a" officeooo:paragraph-rsid="0023f87a"/>
    </style:style>
    <style:style style:name="P17" style:family="paragraph" style:parent-style-name="Standard">
      <style:text-properties officeooo:rsid="00257baf" officeooo:paragraph-rsid="00257baf"/>
    </style:style>
    <style:style style:name="P18" style:family="paragraph" style:parent-style-name="Standard">
      <style:text-properties officeooo:rsid="00257fe2" officeooo:paragraph-rsid="00257fe2"/>
    </style:style>
    <style:style style:name="P19" style:family="paragraph" style:parent-style-name="Standard">
      <style:text-properties fo:font-weight="bold" officeooo:rsid="0028e561" officeooo:paragraph-rsid="0028e561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officeooo:rsid="00115154" officeooo:paragraph-rsid="00115154" style:font-size-asian="18pt" style:font-weight-asian="bold" style:font-size-complex="18pt" style:font-weight-complex="bold"/>
    </style:style>
    <style:style style:name="T1" style:family="text">
      <style:text-properties officeooo:rsid="0012b109"/>
    </style:style>
    <style:style style:name="T2" style:family="text">
      <style:text-properties officeooo:rsid="00146157"/>
    </style:style>
    <style:style style:name="T3" style:family="text">
      <style:text-properties officeooo:rsid="0015d24d"/>
    </style:style>
    <style:style style:name="T4" style:family="text">
      <style:text-properties officeooo:rsid="001606bb"/>
    </style:style>
    <style:style style:name="T5" style:family="text">
      <style:text-properties officeooo:rsid="0017d6e5"/>
    </style:style>
    <style:style style:name="T6" style:family="text">
      <style:text-properties officeooo:rsid="0018cf64"/>
    </style:style>
    <style:style style:name="T7" style:family="text">
      <style:text-properties officeooo:rsid="00190c3b"/>
    </style:style>
    <style:style style:name="T8" style:family="text">
      <style:text-properties officeooo:rsid="001988d1"/>
    </style:style>
    <style:style style:name="T9" style:family="text">
      <style:text-properties officeooo:rsid="001c700d"/>
    </style:style>
    <style:style style:name="T10" style:family="text">
      <style:text-properties officeooo:rsid="001ff2d2"/>
    </style:style>
    <style:style style:name="T11" style:family="text">
      <style:text-properties officeooo:rsid="00216ec9"/>
    </style:style>
    <style:style style:name="T12" style:family="text">
      <style:text-properties officeooo:rsid="00220825"/>
    </style:style>
    <style:style style:name="T13" style:family="text">
      <style:text-properties officeooo:rsid="0023a1c2"/>
    </style:style>
    <style:style style:name="T14" style:family="text">
      <style:text-properties officeooo:rsid="002460ba"/>
    </style:style>
    <style:style style:name="T15" style:family="text">
      <style:text-properties officeooo:rsid="00264692"/>
    </style:style>
    <style:style style:name="T16" style:family="text">
      <style:text-properties officeooo:rsid="002b66a5"/>
    </style:style>
    <style:style style:name="T17" style:family="text">
      <style:text-properties officeooo:rsid="002bf4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o do list</text:p>
      <text:p text:style-name="P1"/>
      <text:p text:style-name="P2"><text:span text:style-name="T1">- </text:span>Kijken welke elementen we allemaal wel en niet willen meenemen.</text:p>
      <text:p text:style-name="P3">- Lijst van alle 12 pokémon maken<text:span text:style-name="T2"> met stats, aanvallen etc</text:span></text:p>
      <text:p text:style-name="P3"/>
      <text:p text:style-name="P4">- <text:span text:style-name="T3">Kijken hoe we alle pagina's vorm willen geven.</text:span></text:p>
      <text:p text:style-name="P5"><text:tab/>- 3<text:span text:style-name="T5">?</text:span> pagina's:</text:p>
      <text:p text:style-name="P5"><text:tab/><text:tab/>- Instructiepagina</text:p>
      <text:p text:style-name="P5"><text:tab/><text:tab/>-<text:span text:style-name="T4"> Pagina met overzicht van alle 12 Pokémons</text:span></text:p>
      <text:p text:style-name="P6"><text:tab/><text:tab/>- <text:span text:style-name="T6">kiezen: 1 </text:span>Hoofdpagina waar het op gespeeld wordt.</text:p>
      <text:p text:style-name="P9"><text:tab/><text:tab/> of 2 pagina's waar het op gespeeld wordt: 1 voor user 1, 1 voor user 2?</text:p>
      <text:p text:style-name="P6"/>
      <text:p text:style-name="P6"/>
      <text:p text:style-name="P19"><text:span text:style-name="T17">- </text:span>Code verzinnen voor de volgende <text:span text:style-name="T16">stappen:</text:span></text:p>
      <text:p text:style-name="P19"/>
      <text:p text:style-name="P7">-<text:span text:style-name="T7"> Voor beide spelers: Gebruikersnaam kunnen invoeren en op ready klikken</text:span></text:p>
      <text:p text:style-name="P10">- Het checken of beide spelers ready zijn:</text:p>
      <text:p text:style-name="P8"><text:span text:style-name="T8">- Menu maken dat je uit 12 Pokémon kan kiezen</text:span></text:p>
      <text:p text:style-name="P8"><text:span text:style-name="T9">- Zorgen dat beide spelers dit kunnen zien en 3 kunnen kiezen</text:span></text:p>
      <text:p text:style-name="P8"><text:span text:style-name="T9">- Weer checken of beide spelers 3 Pokémon hebben gekozen</text:span></text:p>
      <text:p text:style-name="P17">- De text in beeld welke Pokémon zijn gekozen (Gebruiker X sends out Y)</text:p>
      <text:p text:style-name="P11">- Dan in het scherm beide pokemon laten zien met actuale info over Naam, HP.</text:p>
      <text:p text:style-name="P11">- Beide spelers een optie geven om te kiezen tussen Attack <text:s/>of Switch</text:p>
      <text:p text:style-name="P11"><text:span text:style-name="T11"><text:tab/></text:span>- <text:span text:style-name="T10">Als ze attack kiezen dan de 4 aanvallen laten zien + hoeveel PP deze nog hebben</text:span></text:p>
      <text:p text:style-name="P12"><text:tab/><text:span text:style-name="T11"><text:tab/></text:span>Als PP 0 is dan kan aanval niet gebruikt worden</text:p>
      <text:p text:style-name="P12"><text:span text:style-name="T11"><text:tab/></text:span>- <text:span text:style-name="T11">Als ze switch kiezen dan laten kiezen uit de overige Pokémon</text:span></text:p>
      <text:p text:style-name="P13"><text:tab/><text:tab/>Als er nog maar 1 Pokémon is dan kan je niet switchen</text:p>
      <text:p text:style-name="P13">- Checken of beide spelers een keuze hebben gemaakt.</text:p>
      <text:p text:style-name="P13">- De ronde spelen en baseren op Speed wie eerst aanvalt en wie als tweede.</text:p>
      <text:p text:style-name="P13"><text:tab/>(Als 1 van de Pokémon aanvalt en de ander gaat meteen dood dan kan hij niet meer aanvallen.)</text:p>
      <text:p text:style-name="P13">- De <text:span text:style-name="T12">damage uitdelen aan de hand van damage formule + element multiplier</text:span></text:p>
      <text:p text:style-name="P14">- <text:span text:style-name="T13">HP steeds bijwerken</text:span></text:p>
      <text:p text:style-name="P15">- Dit patroon herhalen tot er Pokémons dood gaan</text:p>
      <text:p text:style-name="P15">- Als 1 dood is dan moet er een nieuwe Pokémon gekozen worden uit de 2 overigen.</text:p>
      <text:p text:style-name="P15"><text:tab/>Als er 2 dood zijn wordt automatisch de 3e gekozen.</text:p>
      <text:p text:style-name="P18">- Ook hier de text 'Gebruiker X sends out Y'<text:span text:style-name="T15"> (net als bij een switch trouwens)</text:span></text:p>
      <text:p text:style-name="P16">- Weer doorgaan met rondes tot alle 3 de <text:span text:style-name="T14">P</text:span>ok<text:span text:style-name="T14">ém</text:span>on<text:span text:style-name="T14">s</text:span> van een gebruiker dood zijn</text:p>
      <text:p text:style-name="P16">- De gebruiker met nog levende <text:span text:style-name="T14">P</text:span>ok<text:span text:style-name="T14">é</text:span>mons wint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20:47:04.806862376</meta:creation-date>
    <dc:date>2019-05-22T21:05:23.845622329</dc:date>
    <meta:editing-duration>PT18M6S</meta:editing-duration>
    <meta:editing-cycles>36</meta:editing-cycles>
    <meta:generator>LibreOffice/6.0.7.3$Linux_X86_64 LibreOffice_project/00m0$Build-3</meta:generator>
    <meta:document-statistic meta:table-count="0" meta:image-count="0" meta:object-count="0" meta:page-count="1" meta:paragraph-count="33" meta:word-count="357" meta:character-count="1863" meta:non-whitespace-character-count="1520"/>
  </office:meta>
</office:document-meta>
</file>